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1.1807in" fo:margin-right="0.5902in" fo:text-indent="0.4917in" style:auto-text-indent="false"/>
    </style:style>
    <style:style style:name="P2" style:family="paragraph" style:parent-style-name="Standard">
      <style:paragraph-properties fo:margin-left="1.1807in" fo:margin-right="0.5902in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left="1.1807in" fo:margin-right="0.5902in" fo:text-indent="0.4917in" style:auto-text-indent="false" style:page-number="1"/>
    </style:style>
    <style:style style:name="P4" style:family="paragraph" style:parent-style-name="Standard">
      <style:paragraph-properties fo:margin-left="0in" fo:margin-right="0.5902in" fo:text-indent="0.5in" style:auto-text-indent="false"/>
    </style:style>
    <style:style style:name="P5" style:family="paragraph" style:parent-style-name="Standard" style:list-style-name="WWNum2">
      <style:paragraph-properties fo:margin-left="0.5in" fo:margin-right="0.5902in" fo:text-indent="-0.25in" style:auto-text-indent="false"/>
    </style:style>
    <style:style style:name="P6" style:family="paragraph" style:parent-style-name="Standard" style:list-style-name="WWNum2">
      <loext:graphic-properties draw:fill="solid" draw:fill-color="#ffffff"/>
      <style:paragraph-properties fo:margin-left="0.5in" fo:margin-right="0.389in" fo:text-indent="-0.25in" style:auto-text-indent="false" fo:background-color="#ffffff" fo:padding="0in" fo:border="none"/>
    </style:style>
    <style:style style:name="P7" style:family="paragraph" style:parent-style-name="Standard">
      <style:paragraph-properties fo:margin-left="0in" fo:margin-right="0.5902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left="0.1945in" fo:margin-right="0.1945in" fo:margin-top="0.1528in" fo:margin-bottom="0.1528in" loext:contextual-spacing="false" fo:line-height="100%" fo:text-indent="0in" style:auto-text-indent="false" fo:background-color="#ffffff" fo:padding="0in" fo:border="none"/>
    </style:style>
    <style:style style:name="P11" style:family="paragraph" style:parent-style-name="Standard" style:list-style-name="WWNum1">
      <loext:graphic-properties draw:fill="solid" draw:fill-color="#ffffff"/>
      <style:paragraph-properties fo:margin-left="0.889in" fo:margin-right="0.389in" fo:text-indent="-0.25in" style:auto-text-indent="false" fo:background-color="#ffffff" fo:padding="0in" fo:border="none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fo:color="#3c3e3e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Контрольна робота № 1</text:span></text:p>
      <text:p text:style-name="P1"><draw:rect text:anchor-type="as-char" style:rel-width="100%" draw:z-index="0" draw:style-name="gr1" draw:text-style-name="P12" svg:width="0.0012in" svg:height="0.0213in"><text:p/></draw:rect></text:p>
      <text:p text:style-name="P1"><text:span text:style-name="T2">Методика викладання фізики в основній школі</text:span></text:p>
      <text:p text:style-name="P1"><text:span text:style-name="T1">номер УГК 372.853</text:span></text:p>
      <text:p text:style-name="P1"><text:span text:style-name="T1">Гарбуз Тетяна</text:span></text:p>
      <text:p text:style-name="P4"><text:span text:style-name="T1">Студентка першого курсу фізико-математичного факультету Південноукраїнського педагогічного університету ім. К. Д. Ушинського, спеціальність - фізика.</text:span></text:p>
      <text:p text:style-name="P1"><text:span text:style-name="T1">Мета:</text:span></text:p>
      <text:list xml:id="list27650461" text:style-name="WWNum2">
        <text:list-item>
          <text:p text:style-name="P5"><text:span text:style-name="T1"><text:s/>дати учням знання основ фізики на сучасному рівні у певній системі: </text:span><text:span text:style-name="T2">основні поняття, закони, теорії</text:span><text:span text:style-name="T1">;</text:span></text:p>
        </text:list-item>
        <text:list-item>
          <text:p text:style-name="P6"><text:span text:style-name="T1">сформувати в учнів сучасну природничонаукову картину світу;</text:span></text:p>
        </text:list-item>
        <text:list-item>
          <text:p text:style-name="P6"><text:span text:style-name="T1">оволодіння учнями методами наукового дослідження;</text:span></text:p>
        </text:list-item>
        <text:list-item>
          <text:p text:style-name="P6"><text:span text:style-name="T1">ознайомлення з науковими основами сучасних технологій.</text:span></text:p>
        </text:list-item>
      </text:list>
      <text:p text:style-name="P2"/>
      <text:p text:style-name="P1"><text:span text:style-name="T1">Завдання вчителя:</text:span></text:p>
      <text:p text:style-name="P7"><text:span text:style-name="T1">досконало знати фізику як науку, володіти методами фізики і знати перспективи її розвитку;<text:line-break/></text:span></text:p>
      <text:p text:style-name="P8"><text:span text:style-name="T1">уміти озброїти учнів визначеними програмою знаннями і навичками з фізики;<text:line-break/></text:span></text:p>
      <text:p text:style-name="P8"><text:span text:style-name="T1">володіти прийомами і методами організації класного колективу, реалізації завдань, які поставлені перед ними програмою.</text:span></text:p>
      <text:p text:style-name="P9"/>
      <text:p text:style-name="P10"><text:span text:style-name="T1"><text:s/>Класифікація методів навчання з врахуванням засобів навчання, що використовуються на уроках. На цій основі виділяють такі методи:</text:span></text:p>
      <text:list xml:id="list1460607965" text:style-name="WWNum1">
        <text:list-item>
          <text:p text:style-name="P11"><text:span text:style-name="T1">словесні;</text:span></text:p>
        </text:list-item>
        <text:list-item>
          <text:p text:style-name="P11"><text:span text:style-name="T1">демонстраційні;</text:span></text:p>
        </text:list-item>
        <text:list-item>
          <text:p text:style-name="P11"><text:span text:style-name="T1">лабораторні;</text:span></text:p>
        </text:list-item>
        <text:list-item>
          <text:p text:style-name="P11"><text:span text:style-name="T1">робота з книгою;</text:span></text:p>
        </text:list-item>
        <text:list-item>
          <text:p text:style-name="P11"><text:span text:style-name="T1">розв'язування задач;</text:span></text:p>
        </text:list-item>
        <text:list-item>
          <text:p text:style-name="P11"><text:span text:style-name="T1">ілюстративні;</text:span></text:p>
        </text:list-item>
        <text:list-item>
          <text:p text:style-name="P11"><text:span text:style-name="T1">методи контролю та обліку знань і умінь учнів.</text:span></text:p>
        </text:list-item>
      </text:list>
      <text:p text:style-name="P10"><text:soft-page-break/><text:span text:style-name="T1"><text:s/>Методи, що застосовуються при навчанні фізики, мають певним чином відображати методи фізики як науки. Дослідження в фізиці проводяться теоретичними і експериментальними методами.</text:span></text:p>
      <text:p text:style-name="P10"><text:span text:style-name="T1">Методи теоретичної фізики поділяють на модельні гіпотези, математичні гіпотези і принципи.</text:span></text:p>
      <text:p text:style-name="P10"><text:span text:style-name="T1">Прикладами модельних гіпотез є моделі ідеального газу, броунівського руху тощо. Метод модельних гіпотез ґрунтується на наочних образах і уявленнях, що виникають у ході спостережень, а також за аналогією.</text:span></text:p>
      <text:p text:style-name="P10"><text:span text:style-name="T1">У методі математичних гіпотез використовується математична екстраполяція. На основі експериментальних даних знаходять математичний вираз функціональної залежності між фізичними величинами. З математичних рівнянь одержують логічним шляхом висновки, які перевіряються експериментально. Якщо дослід підтверджує висновки, то гіпотезу вважають правильною, в іншому випадку гіпотезу відкидають. Прикладом математичної гіпотези є рівняння Максвела, які лежать в основі класичної макроскопічної електродинаміки.</text:span></text:p>
      <text:p text:style-name="P10"><text:span text:style-name="T1">Метод принципів спирається на екстраполяцію дослідних або теоретичних даних, що підтверджуються всією суспільною практикою. Прикладом такої екстраполяції є закони збереження енергії і імпульсу, закони термодинаміки.</text:span></text:p>
      <text:p text:style-name="P8"><text:span text:style-name="T1">Фізика – експериментальна наука, тому ця її риса визначає низку специфічних завдань шкільного курсу фізики, спрямованих на засвоєння наукових методів пізнання. У шкільному навчанні експеримент реалізується у формі лабораторних робіт, робіт фізичного практикуму, позаурочних дослідів і спостережень. Виконання різних видів робіт передбачає володіння учнями певною сукупністю умінь, що забезпечують досягнення певного результату, а саме:</text:span></text:p>
      <text:p text:style-name="P8"><text:span text:style-name="T1">- уміння планувати експеримент;</text:span></text:p>
      <text:p text:style-name="P8"><text:span text:style-name="T1">- уміння підготувати експеримент;</text:span></text:p>
      <text:p text:style-name="P8"><text:span text:style-name="T1">- уміння спостерігати;</text:span></text:p>
      <text:p text:style-name="P8"><text:span text:style-name="T1">- уміння вимірювати фізичні величини;</text:span></text:p>
      <text:p text:style-name="P8"><text:span text:style-name="T1">- уміння обробляти результати експерименту;</text:span></text:p>
      <text:p text:style-name="P8"><text:span text:style-name="T1">- уміння інтерпретувати результати експерименту.</text:span></text:p>
      <text:p text:style-name="P8"><text:span text:style-name="T1">Очевидно, що формування такого узагальненого експериментального вміння – процес довготривалий, який вимагає планомірної роботи вчителя та учнів протягом усього часу навчання фізики в основній і старшій школах.</text:span></text:p>
      <text:p text:style-name="P8"><text:span text:style-name="T3">Таким чином, підбиваючи підсумки можна сказати, що формування компетентної особистості впливає на рівень досягнень учнів, її необхідно розвивати, щоб у суспільстві сформувалось нове ставлення до учня як до компетентної розвинутої особистост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Verdana1" style:font-family-asian="Verdana" style:font-family-generic-asian="system" style:font-pitch-asian="variable" style:font-size-asian="8.5pt" style:font-name-complex="Verdana1" style:font-family-complex="Verdana" style:font-family-generic-complex="system" style:font-pitch-complex="variable" style:font-size-complex="8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425" meta:character-count="3373" meta:non-whitespace-character-count="2988"/>
    <meta:generator>LibreOfficeDev/6.0.5.2$Linux_X86_64 LibreOffice_project/</meta:generator>
  </office:meta>
</office:document-meta>
</file>